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B0000002CC3F862FDDBFC92023.png" manifest:media-type="image/png"/>
  <manifest:file-entry manifest:full-path="Pictures/10000000000003370000032D221DD8B6E9A68096.png" manifest:media-type="image/png"/>
  <manifest:file-entry manifest:full-path="Pictures/10000000000003900000031A30ACA9BBC228C392.png" manifest:media-type="image/png"/>
  <manifest:file-entry manifest:full-path="Pictures/1000000000000413000002F81158A2CFC08DBA8D.png" manifest:media-type="image/png"/>
  <manifest:file-entry manifest:full-path="Pictures/100000000000027A000000CF981EC68EA4770DAD.png" manifest:media-type="image/png"/>
  <manifest:file-entry manifest:full-path="Pictures/10000000000002840000017A6251DDAE1379127D.png" manifest:media-type="image/png"/>
  <manifest:file-entry manifest:full-path="Pictures/10000001000003F200000295DE1FB9AAFF385F21.png" manifest:media-type="image/png"/>
  <manifest:file-entry manifest:full-path="Pictures/100000010000058900000453143B067ADCA716B9.png" manifest:media-type="image/png"/>
  <manifest:file-entry manifest:full-path="Pictures/1000000100000688000002F48188DF8F08749D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9b55" officeooo:paragraph-rsid="000d9b55"/>
    </style:style>
    <style:style style:name="P2" style:family="paragraph" style:parent-style-name="Standard">
      <style:paragraph-properties fo:break-before="page"/>
      <style:text-properties officeooo:rsid="000d9b55" officeooo:paragraph-rsid="000d9b55"/>
    </style:style>
    <style:style style:name="P3" style:family="paragraph" style:parent-style-name="Standard">
      <style:paragraph-properties fo:break-before="page"/>
      <style:text-properties fo:font-weight="bold" officeooo:rsid="000d9b55" officeooo:paragraph-rsid="000d9b55" style:font-weight-asian="bold" style:font-weight-complex="bold"/>
    </style:style>
    <style:style style:name="P4" style:family="paragraph" style:parent-style-name="Standard">
      <style:text-properties fo:font-weight="bold" officeooo:rsid="000d9b55" officeooo:paragraph-rsid="000d9b5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</text:p>
      <text:p text:style-name="P1"><draw:frame draw:style-name="fr3" draw:name="Image1" text:anchor-type="char" svg:width="17cm" svg:height="7.685cm" draw:z-index="1"><draw:image xlink:href="Pictures/1000000100000688000002F48188DF8F08749D12.png" xlink:type="simple" xlink:show="embed" xlink:actuate="onLoad" draw:mime-type="image/png"/></draw:frame><text:line-break/>HVP</text:p>
      <text:p text:style-name="P1"><draw:frame draw:style-name="fr1" draw:name="Image2" text:anchor-type="char" svg:x="0cm" svg:y="0.213cm" svg:width="17cm" svg:height="13.28cm" draw:z-index="2"><draw:image xlink:href="Pictures/100000010000058900000453143B067ADCA716B9.png" xlink:type="simple" xlink:show="embed" xlink:actuate="onLoad" draw:mime-type="image/png"/></draw:frame></text:p>
      <text:p text:style-name="P1"/>
      <text:p text:style-name="P2"><draw:frame draw:style-name="fr2" draw:name="Image3" text:anchor-type="char" svg:width="16.134cm" svg:height="10.559cm" draw:z-index="3"><draw:image xlink:href="Pictures/10000001000003F200000295DE1FB9AAFF385F21.png" xlink:type="simple" xlink:show="embed" xlink:actuate="onLoad" draw:mime-type="image/png"/></draw:frame><draw:frame draw:style-name="fr1" draw:name="Image5" text:anchor-type="char" svg:x="0.6cm" svg:y="10.179cm" svg:width="16.662cm" svg:height="12.141cm" draw:z-index="0"><draw:image xlink:href="Pictures/1000000000000413000002F81158A2CFC08DBA8D.png" xlink:type="simple" xlink:show="embed" xlink:actuate="onLoad" draw:mime-type="image/png"/></draw:frame><draw:frame draw:style-name="fr1" draw:name="Image4" text:anchor-type="char" svg:x="0.88cm" svg:y="22.229cm" svg:width="10.128cm" svg:height="3.307cm" draw:z-index="4"><draw:image xlink:href="Pictures/100000000000027A000000CF981EC68EA4770DAD.png" xlink:type="simple" xlink:show="embed" xlink:actuate="onLoad" draw:mime-type="image/png"/></draw:frame></text:p>
      <text:p text:style-name="P1"/>
      <text:p text:style-name="P3"><draw:frame draw:style-name="fr1" draw:name="Image6" text:anchor-type="char" svg:x="0.161cm" svg:y="0.092cm" svg:width="14.57cm" svg:height="12.684cm" draw:z-index="5"><draw:image xlink:href="Pictures/10000000000003900000031A30ACA9BBC228C392.png" xlink:type="simple" xlink:show="embed" xlink:actuate="onLoad" draw:mime-type="image/png"/></draw:frame></text:p>
      <text:p text:style-name="P4"><draw:frame draw:style-name="fr1" draw:name="Image7" text:anchor-type="char" svg:x="0.092cm" svg:y="12.287cm" svg:width="13.148cm" svg:height="12.988cm" draw:z-index="6"><draw:image xlink:href="Pictures/10000000000003370000032D221DD8B6E9A68096.png" xlink:type="simple" xlink:show="embed" xlink:actuate="onLoad" draw:mime-type="image/png"/></draw:frame></text:p>
      <text:p text:style-name="P3"><draw:frame draw:style-name="fr1" draw:name="Image8" text:anchor-type="char" svg:x="0.145cm" svg:y="0cm" svg:width="10.287cm" svg:height="6.038cm" draw:z-index="7"><draw:image xlink:href="Pictures/10000000000002840000017A6251DDAE1379127D.png" xlink:type="simple" xlink:show="embed" xlink:actuate="onLoad" draw:mime-type="image/png"/></draw:frame><draw:frame draw:style-name="fr1" draw:name="Image9" text:anchor-type="char" svg:x="0.706cm" svg:y="6.198cm" svg:width="10.991cm" svg:height="11.439cm" draw:z-index="8"><draw:image xlink:href="Pictures/10000000000002B0000002CC3F862FDDBFC920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1:52:17.252190721</meta:creation-date>
    <dc:date>2023-11-03T22:00:36.898650090</dc:date>
    <meta:editing-duration>PT8M20S</meta:editing-duration>
    <meta:editing-cycles>1</meta:editing-cycles>
    <meta:document-statistic meta:table-count="0" meta:image-count="9" meta:object-count="0" meta:page-count="4" meta:paragraph-count="2" meta:word-count="2" meta:character-count="12" meta:non-whitespace-character-count="11"/>
    <meta:generator>LibreOffice/7.4.3.2$MacOSX_AARCH64 LibreOffice_project/1048a8393ae2eeec98dff31b5c133c5f1d08b890</meta:generator>
  </office:meta>
</office:document-meta>
</file>